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22.06pt"/>
    </style:style>
    <style:style style:name="co3" style:family="table-column">
      <style:table-column-properties fo:break-before="auto" style:column-width="48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wA_min_nearts_res+cluster (another copy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77832" calcext:value-type="float">
            <text:p>0.577832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81553" calcext:value-type="float">
            <text:p>0.581553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75243" calcext:value-type="float">
            <text:p>0.575243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7945" calcext:value-type="float">
            <text:p>0.57945</text:p>
          </table:table-cell>
          <table:table-cell office:value-type="float" office:value="0.630906" calcext:value-type="float">
            <text:p>0.6309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466" calcext:value-type="float">
            <text:p>0.59466</text:p>
          </table:table-cell>
          <table:table-cell office:value-type="float" office:value="0.630906" calcext:value-type="float">
            <text:p>0.6309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630906" calcext:value-type="float">
            <text:p>0.6309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5" calcext:value-type="float">
            <text:p>0.005</text:p>
          </table:table-cell>
          <table:table-cell office:value-type="float" office:value="0.676214" calcext:value-type="float">
            <text:p>0.676214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05" calcext:value-type="float">
            <text:p>0.005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1" calcext:value-type="float">
            <text:p>0.01</text:p>
          </table:table-cell>
          <table:table-cell office:value-type="float" office:value="0.709223" calcext:value-type="float">
            <text:p>0.709223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01" calcext:value-type="float">
            <text:p>0.01</text:p>
          </table:table-cell>
          <table:table-cell office:value-type="float" office:value="0.710032" calcext:value-type="float">
            <text:p>0.710032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1" calcext:value-type="float">
            <text:p>0.1</text:p>
          </table:table-cell>
          <table:table-cell office:value-type="float" office:value="0.735599" calcext:value-type="float">
            <text:p>0.735599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0.1" calcext:value-type="float">
            <text:p>0.1</text:p>
          </table:table-cell>
          <table:table-cell office:value-type="float" office:value="0.733981" calcext:value-type="float">
            <text:p>0.733981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577832" calcext:value-type="float">
            <text:p>0.577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1" calcext:value-type="float">
            <text:p>1</text:p>
          </table:table-cell>
          <table:table-cell office:value-type="float" office:value="0.73657" calcext:value-type="float">
            <text:p>0.73657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581553" calcext:value-type="float">
            <text:p>0.581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se</text:p>
          </table:table-cell>
          <table:table-cell office:value-type="float" office:value="1" calcext:value-type="float">
            <text:p>1</text:p>
          </table:table-cell>
          <table:table-cell office:value-type="float" office:value="0.736408" calcext:value-type="float">
            <text:p>0.736408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575243" calcext:value-type="float">
            <text:p>0.5752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679612" calcext:value-type="float">
            <text:p>0.679612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57945" calcext:value-type="float">
            <text:p>0.579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680097" calcext:value-type="float">
            <text:p>0.680097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59466" calcext:value-type="float">
            <text:p>0.59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69644" calcext:value-type="float">
            <text:p>0.69644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606796" calcext:value-type="float">
            <text:p>0.6067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00485" calcext:value-type="float">
            <text:p>0.700485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676214" calcext:value-type="float">
            <text:p>0.676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2039" calcext:value-type="float">
            <text:p>0.732039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678479" calcext:value-type="float">
            <text:p>0.678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1068" calcext:value-type="float">
            <text:p>0.731068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709223" calcext:value-type="float">
            <text:p>0.7092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5" calcext:value-type="float">
            <text:p>0.005</text:p>
          </table:table-cell>
          <table:table-cell office:value-type="float" office:value="0.739482" calcext:value-type="float">
            <text:p>0.739482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710032" calcext:value-type="float">
            <text:p>0.7100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05" calcext:value-type="float">
            <text:p>0.005</text:p>
          </table:table-cell>
          <table:table-cell office:value-type="float" office:value="0.73835" calcext:value-type="float">
            <text:p>0.73835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735599" calcext:value-type="float">
            <text:p>0.7355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1" calcext:value-type="float">
            <text:p>0.01</text:p>
          </table:table-cell>
          <table:table-cell office:value-type="float" office:value="0.739159" calcext:value-type="float">
            <text:p>0.739159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733981" calcext:value-type="float">
            <text:p>0.7339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01" calcext:value-type="float">
            <text:p>0.01</text:p>
          </table:table-cell>
          <table:table-cell office:value-type="float" office:value="0.738673" calcext:value-type="float">
            <text:p>0.738673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73657" calcext:value-type="float">
            <text:p>0.736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1" calcext:value-type="float">
            <text:p>0.1</text:p>
          </table:table-cell>
          <table:table-cell office:value-type="float" office:value="0.739159" calcext:value-type="float">
            <text:p>0.739159</text:p>
          </table:table-cell>
          <table:table-cell office:value-type="float" office:value="0.686731" calcext:value-type="float">
            <text:p>0.686731</text:p>
          </table:table-cell>
          <table:table-cell table:number-columns-repeated="3"/>
          <table:table-cell office:value-type="float" office:value="0.736408" calcext:value-type="float">
            <text:p>0.7364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0.1" calcext:value-type="float">
            <text:p>0.1</text:p>
          </table:table-cell>
          <table:table-cell office:value-type="float" office:value="0.738997" calcext:value-type="float">
            <text:p>0.738997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1" calcext:value-type="float">
            <text:p>1</text:p>
          </table:table-cell>
          <table:table-cell office:value-type="float" office:value="0.739159" calcext:value-type="float">
            <text:p>0.739159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e</text:p>
          </table:table-cell>
          <table:table-cell office:value-type="float" office:value="1" calcext:value-type="float">
            <text:p>1</text:p>
          </table:table-cell>
          <table:table-cell office:value-type="float" office:value="0.738997" calcext:value-type="float">
            <text:p>0.738997</text:p>
          </table:table-cell>
          <table:table-cell office:value-type="float" office:value="0.686731" calcext:value-type="float">
            <text:p>0.6867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64078" calcext:value-type="float">
            <text:p>0.564078</text:p>
          </table:table-cell>
          <table:table-cell office:value-type="float" office:value="0.647735" calcext:value-type="float">
            <text:p>0.6477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40291" calcext:value-type="float">
            <text:p>0.540291</text:p>
          </table:table-cell>
          <table:table-cell office:value-type="float" office:value="0.647735" calcext:value-type="float">
            <text:p>0.6477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68932" calcext:value-type="float">
            <text:p>0.568932</text:p>
          </table:table-cell>
          <table:table-cell office:value-type="float" office:value="0.647735" calcext:value-type="float">
            <text:p>0.6477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554854" calcext:value-type="float">
            <text:p>0.554854</text:p>
          </table:table-cell>
          <table:table-cell office:value-type="float" office:value="0.647735" calcext:value-type="float">
            <text:p>0.6477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9968" calcext:value-type="float">
            <text:p>0.589968</text:p>
          </table:table-cell>
          <table:table-cell office:value-type="float" office:value="0.647735" calcext:value-type="float">
            <text:p>0.6477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5696" calcext:value-type="float">
            <text:p>0.565696</text:p>
          </table:table-cell>
          <table:table-cell office:value-type="float" office:value="0.647735" calcext:value-type="float">
            <text:p>0.6477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5" calcext:value-type="float">
            <text:p>0.005</text:p>
          </table:table-cell>
          <table:table-cell office:value-type="float" office:value="0.532039" calcext:value-type="float">
            <text:p>0.532039</text:p>
          </table:table-cell>
          <table:table-cell office:value-type="float" office:value="0.60178" calcext:value-type="float">
            <text:p>0.6017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05" calcext:value-type="float">
            <text:p>0.005</text:p>
          </table:table-cell>
          <table:table-cell office:value-type="float" office:value="0.531553" calcext:value-type="float">
            <text:p>0.531553</text:p>
          </table:table-cell>
          <table:table-cell office:value-type="float" office:value="0.630906" calcext:value-type="float">
            <text:p>0.6309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1" calcext:value-type="float">
            <text:p>0.01</text:p>
          </table:table-cell>
          <table:table-cell office:value-type="float" office:value="0.524919" calcext:value-type="float">
            <text:p>0.524919</text:p>
          </table:table-cell>
          <table:table-cell office:value-type="float" office:value="0.630906" calcext:value-type="float">
            <text:p>0.6309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01" calcext:value-type="float">
            <text:p>0.01</text:p>
          </table:table-cell>
          <table:table-cell office:value-type="float" office:value="0.523625" calcext:value-type="float">
            <text:p>0.523625</text:p>
          </table:table-cell>
          <table:table-cell office:value-type="float" office:value="0.533657" calcext:value-type="float">
            <text:p>0.53365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1" calcext:value-type="float">
            <text:p>0.1</text:p>
          </table:table-cell>
          <table:table-cell office:value-type="float" office:value="0.502751" calcext:value-type="float">
            <text:p>0.502751</text:p>
          </table:table-cell>
          <table:table-cell office:value-type="float" office:value="0.437702" calcext:value-type="float">
            <text:p>0.43770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0.1" calcext:value-type="float">
            <text:p>0.1</text:p>
          </table:table-cell>
          <table:table-cell office:value-type="float" office:value="0.499191" calcext:value-type="float">
            <text:p>0.499191</text:p>
          </table:table-cell>
          <table:table-cell office:value-type="float" office:value="0.437702" calcext:value-type="float">
            <text:p>0.43770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1" calcext:value-type="float">
            <text:p>1</text:p>
          </table:table-cell>
          <table:table-cell office:value-type="float" office:value="0.504207" calcext:value-type="float">
            <text:p>0.504207</text:p>
          </table:table-cell>
          <table:table-cell office:value-type="float" office:value="0.437702" calcext:value-type="float">
            <text:p>0.43770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tegorical_crossentropy</text:p>
          </table:table-cell>
          <table:table-cell office:value-type="float" office:value="1" calcext:value-type="float">
            <text:p>1</text:p>
          </table:table-cell>
          <table:table-cell office:value-type="float" office:value="0.504207" calcext:value-type="float">
            <text:p>0.504207</text:p>
          </table:table-cell>
          <table:table-cell office:value-type="float" office:value="0.437702" calcext:value-type="float">
            <text:p>0.4377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16:53:16.682278906</dc:date>
    <meta:editing-duration>PT1M51S</meta:editing-duration>
    <meta:editing-cycles>1</meta:editing-cycles>
    <meta:document-statistic meta:table-count="1" meta:cell-count="224" meta:object-count="0"/>
    <meta:generator>LibreOffice/5.1.4.2$Linux_X86_64 LibreOffice_project/10m0$Build-2</meta:generator>
  </office:meta>
</office:document-meta>
</file>